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09in"/>
    </style:style>
    <style:style style:name="co2" style:family="table-column">
      <style:table-column-properties fo:break-before="auto" style:column-width="0.945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307in"/>
    </style:style>
    <style:style style:name="co5" style:family="table-column">
      <style:table-column-properties fo:break-before="auto" style:column-width="1.2965in"/>
    </style:style>
    <style:style style:name="co6" style:family="table-column">
      <style:table-column-properties fo:break-before="auto" style:column-width="0.3673in"/>
    </style:style>
    <style:style style:name="co7" style:family="table-column">
      <style:table-column-properties fo:break-before="auto" style:column-width="1.3756in"/>
    </style:style>
    <style:style style:name="co8" style:family="table-column">
      <style:table-column-properties fo:break-before="auto" style:column-width="1.2465in"/>
    </style:style>
    <style:style style:name="co9" style:family="table-column">
      <style:table-column-properties fo:break-before="auto" style:column-width="1.2575in"/>
    </style:style>
    <style:style style:name="co10" style:family="table-column">
      <style:table-column-properties fo:break-before="auto" style:column-width="3.2945in"/>
    </style:style>
    <style:style style:name="co11" style:family="table-column">
      <style:table-column-properties fo:break-before="auto" style:column-width="2.778in"/>
    </style:style>
    <style:style style:name="co12" style:family="table-column">
      <style:table-column-properties fo:break-before="auto" style:column-width="2.8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31"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 style:data-style-name="N2">
      <style:text-properties fo:font-weight="normal" style:font-weight-asian="normal" style:font-weight-complex="normal"/>
    </style:style>
    <style:style style:name="ce12" style:family="table-cell" style:parent-style-name="Default" style:data-style-name="N2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other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8" office:value-type="string" calcext:value-type="string">
            <text:p>Drops per mL - plastic pipettes, wa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ements</text:p>
          </table:table-cell>
          <table:table-cell table:style-name="Default" office:value-type="string" calcext:value-type="string">
            <text:p>Mean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95% confidence</text:p>
          </table:table-cell>
          <table:table-cell office:value-type="string" calcext:value-type="string">
            <text:p>t-dist. critical value</text:p>
          </table:table-cell>
          <table:table-cell table:number-columns-repeated="3"/>
        </table:table-row>
        <table:table-row table:style-name="ro1">
          <table:table-cell table:style-name="ce9" office:value-type="float" office:value="28.5" calcext:value-type="float">
            <text:p>28.5</text:p>
          </table:table-cell>
          <table:table-cell table:style-name="ce11" table:formula="of:=AVERAGE([.A3:.A22])" office:value-type="float" office:value="28.435" calcext:value-type="float">
            <text:p>28.44</text:p>
          </table:table-cell>
          <table:table-cell table:style-name="ce11" table:formula="of:=STDEV([.A3:.A22])" office:value-type="float" office:value="1.0469378908839" calcext:value-type="float">
            <text:p>1.05</text:p>
          </table:table-cell>
          <table:table-cell table:style-name="ce12" table:formula="of:=[.E3]*[.C3]/SQRT(20)" office:value-type="float" office:value="0.489976384365131" calcext:value-type="float">
            <text:p>0.49</text:p>
          </table:table-cell>
          <table:table-cell table:style-name="ce13" office:value-type="float" office:value="2.093" calcext:value-type="float">
            <text:p>2.093</text:p>
          </table:table-cell>
          <table:table-cell table:number-columns-repeated="3"/>
        </table:table-row>
        <table:table-row table:style-name="ro1">
          <table:table-cell table:style-name="ce9" office:value-type="float" office:value="27" calcext:value-type="float">
            <text:p>27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7.3" calcext:value-type="float">
            <text:p>27.3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7" calcext:value-type="float">
            <text:p>27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7.5" calcext:value-type="float">
            <text:p>27.5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30.7" calcext:value-type="float">
            <text:p>30.7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9.2" calcext:value-type="float">
            <text:p>29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9.2" calcext:value-type="float">
            <text:p>29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30.2" calcext:value-type="float">
            <text:p>30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9" calcext:value-type="float">
            <text:p>29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8.8" calcext:value-type="float">
            <text:p>28.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9.2" calcext:value-type="float">
            <text:p>29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8.8" calcext:value-type="float">
            <text:p>28.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8.3" calcext:value-type="float">
            <text:p>28.3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8.8" calcext:value-type="float">
            <text:p>28.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7.2" calcext:value-type="float">
            <text:p>27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9" calcext:value-type="float">
            <text:p>29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7.6" calcext:value-type="float">
            <text:p>27.6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8" calcext:value-type="float">
            <text:p>28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7.4" calcext:value-type="float">
            <text:p>27.4</text:p>
          </table:table-cell>
          <table:table-cell table:style-name="Default"/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7"/>
          <table:table-cell table:style-name="ce10"/>
        </table:table-row>
        <table:table-row table:style-name="ro1" table:number-rows-repeated="104855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chedule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6" table:default-cell-style-name="Default"/>
        <table:table-row table:style-name="ro1"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Garcinia cambogia</text:p>
          </table:table-cell>
          <table:table-cell table:style-name="ce8" office:value-type="string" calcext:value-type="string">
            <text:p>Alpha lipoic acid</text:p>
          </table:table-cell>
          <table:table-cell table:style-name="ce8" office:value-type="string" calcext:value-type="string">
            <text:p>Annona muricata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Planning Notes</text:p>
          </table:table-cell>
          <table:table-cell table:style-name="ce8" office:value-type="string" calcext:value-type="string">
            <text:p>Observations</text:p>
          </table:table-cell>
          <table:table-cell table:style-name="ce8" office:value-type="string" calcext:value-type="string">
            <text:p>Other notes</text:p>
          </table:table-cell>
          <table:table-cell table:style-name="ce8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 mg</text:p>
          </table:table-cell>
          <table:table-cell table:number-columns-repeated="2" office:value-type="string" calcext:value-type="string">
            <text:p>0 mg</text:p>
          </table:table-cell>
          <table:table-cell office:value-type="date" office:date-value="2024-02-29" calcext:value-type="date">
            <text:p>2024-02-29</text:p>
          </table:table-cell>
          <table:table-cell/>
          <table:table-cell office:value-type="string" calcext:value-type="string">
            <text:p>Measuring was a pain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 mg</text:p>
          </table:table-cell>
          <table:table-cell table:number-columns-repeated="2" office:value-type="string" calcext:value-type="string">
            <text:p>0 mg</text:p>
          </table:table-cell>
          <table:table-cell office:value-type="date" office:date-value="2024-03-01" calcext:value-type="date">
            <text:p>2024-03-01</text:p>
          </table:table-cell>
          <table:table-cell table:style-name="ce2" office:value-type="string" calcext:value-type="string">
            <text:p>Blood test; get steroids; dose after</text:p>
          </table:table-cell>
          <table:table-cell/>
          <table:table-cell office:value-type="string" calcext:value-type="string">
            <text:p>Found cat Garcinia paper; aligned final do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 mg</text:p>
          </table:table-cell>
          <table:table-cell table:number-columns-repeated="2" office:value-type="string" calcext:value-type="string">
            <text:p>0 mg</text:p>
          </table:table-cell>
          <table:table-cell office:value-type="date" office:date-value="2024-03-02" calcext:value-type="date">
            <text:p>2024-03-02</text:p>
          </table:table-cell>
          <table:table-cell table:number-columns-repeated="2"/>
          <table:table-cell office:value-type="string" calcext:value-type="string">
            <text:p>Recalculated ALA from notes; 6x final do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0 mg</text:p>
          </table:table-cell>
          <table:table-cell office:value-type="string" calcext:value-type="string">
            <text:p>0 mg</text:p>
          </table:table-cell>
          <table:table-cell office:value-type="string" calcext:value-type="string">
            <text:p>1 mg</text:p>
          </table:table-cell>
          <table:table-cell office:value-type="date" office:date-value="2024-03-03" calcext:value-type="date">
            <text:p>2024-03-03</text:p>
          </table:table-cell>
          <table:table-cell office:value-type="string" calcext:value-type="string">
            <text:p>ALA delayed due to lack of solvent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0 mg</text:p>
          </table:table-cell>
          <table:table-cell office:value-type="string" calcext:value-type="string">
            <text:p>6 mg</text:p>
          </table:table-cell>
          <table:table-cell office:value-type="string" calcext:value-type="string">
            <text:p>1 mg</text:p>
          </table:table-cell>
          <table:table-cell office:value-type="date" office:date-value="2024-03-04" calcext:value-type="date">
            <text:p>2024-03-0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0 mg</text:p>
          </table:table-cell>
          <table:table-cell office:value-type="string" calcext:value-type="string">
            <text:p>6 mg</text:p>
          </table:table-cell>
          <table:table-cell office:value-type="string" calcext:value-type="string">
            <text:p>1 mg</text:p>
          </table:table-cell>
          <table:table-cell office:value-type="date" office:date-value="2024-03-05" calcext:value-type="date">
            <text:p>2024-03-05</text:p>
          </table:table-cell>
          <table:table-cell table:number-columns-repeated="2"/>
          <table:table-cell office:value-type="string" calcext:value-type="string">
            <text:p>Prepared doses up to 03-12 tonight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6 mg</text:p>
          </table:table-cell>
          <table:table-cell office:value-type="string" calcext:value-type="string">
            <text:p>2 mg</text:p>
          </table:table-cell>
          <table:table-cell office:value-type="date" office:date-value="2024-03-06" calcext:value-type="date">
            <text:p>2024-03-0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2 mg</text:p>
          </table:table-cell>
          <table:table-cell office:value-type="date" office:date-value="2024-03-07" calcext:value-type="date">
            <text:p>2024-03-07</text:p>
          </table:table-cell>
          <table:table-cell office:value-type="string" calcext:value-type="string">
            <text:p>Blood test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2 mg</text:p>
          </table:table-cell>
          <table:table-cell office:value-type="date" office:date-value="2024-03-08" calcext:value-type="date">
            <text:p>2024-03-08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4 mg</text:p>
          </table:table-cell>
          <table:table-cell office:value-type="date" office:date-value="2024-03-09" calcext:value-type="date">
            <text:p>2024-03-0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2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4 mg</text:p>
          </table:table-cell>
          <table:table-cell office:value-type="date" office:date-value="2024-03-10" calcext:value-type="date">
            <text:p>2024-03-1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2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4 mg</text:p>
          </table:table-cell>
          <table:table-cell office:value-type="date" office:date-value="2024-03-11" calcext:value-type="date">
            <text:p>2024-03-11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2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 office:value-type="date" office:date-value="2024-03-12" calcext:value-type="date">
            <text:p>2024-03-1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 office:value-type="date" office:date-value="2024-03-13" calcext:value-type="date">
            <text:p>2024-03-13</text:p>
          </table:table-cell>
          <table:table-cell table:number-columns-repeated="2"/>
          <table:table-cell office:value-type="string" calcext:value-type="string">
            <text:p>Prepared doses up to 03-19 tonight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 office:value-type="date" office:date-value="2024-03-14" calcext:value-type="date">
            <text:p>2024-03-1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 office:value-type="date" office:date-value="2024-03-15" calcext:value-type="date">
            <text:p>2024-03-15</text:p>
          </table:table-cell>
          <table:table-cell office:value-type="string" calcext:value-type="string">
            <text:p>Blood test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8 mg</text:p>
          </table:table-cell>
          <table:table-cell office:value-type="date" office:date-value="2024-03-16" calcext:value-type="date">
            <text:p>2024-03-16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8 mg</text:p>
          </table:table-cell>
          <table:table-cell office:value-type="date" office:date-value="2024-03-17" calcext:value-type="date">
            <text:p>2024-03-17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18" calcext:value-type="date">
            <text:p>2024-03-1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19" calcext:value-type="date">
            <text:p>2024-03-19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0" calcext:value-type="date">
            <text:p>2024-03-20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1" calcext:value-type="date">
            <text:p>2024-03-21</text:p>
          </table:table-cell>
          <table:table-cell office:value-type="string" calcext:value-type="string">
            <text:p>Blood test + X-rays + hopefully apoptosis markers</text:p>
          </table:table-cell>
          <table:table-cell office:value-type="string" calcext:value-type="string">
            <text:p>Blood test skipped; no metastasis in lungs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2" calcext:value-type="date">
            <text:p>2024-03-22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0 mg</text:p>
          </table:table-cell>
          <table:table-cell office:value-type="date" office:date-value="2024-03-23" calcext:value-type="date">
            <text:p>2024-03-23</text:p>
          </table:table-cell>
          <table:table-cell office:value-type="string" calcext:value-type="string">
            <text:p>Increased graviola dose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0 mg</text:p>
          </table:table-cell>
          <table:table-cell office:value-type="date" office:date-value="2024-03-24" calcext:value-type="date">
            <text:p>2024-03-24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0 mg</text:p>
          </table:table-cell>
          <table:table-cell office:value-type="date" office:date-value="2024-03-25" calcext:value-type="date">
            <text:p>2024-03-25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0 mg</text:p>
          </table:table-cell>
          <table:table-cell office:value-type="date" office:date-value="2024-03-26" calcext:value-type="date">
            <text:p>2024-03-26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3-27" calcext:value-type="date">
            <text:p>2024-03-27</text:p>
          </table:table-cell>
          <table:table-cell office:value-type="string" calcext:value-type="string">
            <text:p>Take Chance to UF SMH; discuss this + octreotide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3-28" calcext:value-type="date">
            <text:p>2024-03-28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3-29" calcext:value-type="date">
            <text:p>2024-03-29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3-30" calcext:value-type="date">
            <text:p>2024-03-30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3-31" calcext:value-type="date">
            <text:p>2024-03-31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4-01" calcext:value-type="date">
            <text:p>2024-04-01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4-02" calcext:value-type="date">
            <text:p>2024-04-02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4-03" calcext:value-type="date">
            <text:p>2024-04-03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4-04" calcext:value-type="date">
            <text:p>2024-04-04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4-05" calcext:value-type="date">
            <text:p>2024-04-05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4-06" calcext:value-type="date">
            <text:p>2024-04-0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4-07" calcext:value-type="date">
            <text:p>2024-04-07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4-08" calcext:value-type="date">
            <text:p>2024-04-08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4-09" calcext:value-type="date">
            <text:p>2024-04-09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4-10" calcext:value-type="date">
            <text:p>2024-04-10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4-11" calcext:value-type="date">
            <text:p>2024-04-11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4-12" calcext:value-type="date">
            <text:p>2024-04-12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4-13" calcext:value-type="date">
            <text:p>2024-04-13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4-14" calcext:value-type="date">
            <text:p>2024-04-14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4-15" calcext:value-type="date">
            <text:p>2024-04-15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4-16" calcext:value-type="date">
            <text:p>2024-04-16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4-17" calcext:value-type="date">
            <text:p>2024-04-17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4-18" calcext:value-type="date">
            <text:p>2024-04-18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4-19" calcext:value-type="date">
            <text:p>2024-04-19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4-20" calcext:value-type="date">
            <text:p>2024-04-2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4-21" calcext:value-type="date">
            <text:p>2024-04-21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4-22" calcext:value-type="date">
            <text:p>2024-04-22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4-23" calcext:value-type="date">
            <text:p>2024-04-23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4-24" calcext:value-type="date">
            <text:p>2024-04-24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4-25" calcext:value-type="date">
            <text:p>2024-04-25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4-26" calcext:value-type="date">
            <text:p>2024-04-26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4-27" calcext:value-type="date">
            <text:p>2024-04-27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4-28" calcext:value-type="date">
            <text:p>2024-04-28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4-29" calcext:value-type="date">
            <text:p>2024-04-29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4-30" calcext:value-type="date">
            <text:p>2024-04-30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5-01" calcext:value-type="date">
            <text:p>2024-05-01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5-02" calcext:value-type="date">
            <text:p>2024-05-02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5-03" calcext:value-type="date">
            <text:p>2024-05-03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5-04" calcext:value-type="date">
            <text:p>2024-05-04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5-05" calcext:value-type="date">
            <text:p>2024-05-05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5-06" calcext:value-type="date">
            <text:p>2024-05-06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5-07" calcext:value-type="date">
            <text:p>2024-05-07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5-08" calcext:value-type="date">
            <text:p>2024-05-08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5-09" calcext:value-type="date">
            <text:p>2024-05-09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5-10" calcext:value-type="date">
            <text:p>2024-05-1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3" number:min-decimal-places="3" number:min-integer-digits="1"/>
    </number:number-style>
    <number:number-style style:name="N134">
      <number:number number:decimal-places="4" number:min-decimal-places="4" number:min-integer-digits="1"/>
    </number:number-style>
    <number:number-style style:name="N133">
      <number:number number:decimal-places="16" number:min-decimal-places="16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1">
      <number:number number:decimal-places="1" number:min-decimal-places="1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28">
      <number:number number:decimal-places="12" number:min-decimal-places="12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00:18:04.390068778</meta:creation-date>
    <dc:date>2024-03-26T13:37:57.583067871</dc:date>
    <meta:editing-duration>P1DT4H56M9S</meta:editing-duration>
    <meta:editing-cycles>73</meta:editing-cycles>
    <meta:generator>LibreOffice/7.3.7.2$Linux_X86_64 LibreOffice_project/30$Build-2</meta:generator>
    <meta:document-statistic meta:table-count="2" meta:cell-count="411" meta:object-count="0"/>
  </office:meta>
</office:document-meta>
</file>